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  <style:style style:name="P3" style:parent-style-name="Standard" style:family="paragraph">
      <style:paragraph-properties fo:margin-left="0.9791in" fo:text-indent="-0.9791in">
        <style:tab-stops/>
      </style:paragraph-properties>
    </style:style>
    <style:style style:name="P4" style:parent-style-name="Standard" style:family="paragraph">
      <style:paragraph-properties fo:margin-left="0.9791in" fo:text-indent="-0.9791in">
        <style:tab-stops/>
      </style:paragraph-properties>
    </style:style>
    <style:style style:name="P5" style:parent-style-name="Standard" style:family="paragraph">
      <style:paragraph-properties fo:margin-left="0.9791in" fo:text-indent="-0.9791in">
        <style:tab-stops/>
      </style:paragraph-properties>
    </style:style>
    <style:style style:name="P6" style:parent-style-name="Standard" style:family="paragraph">
      <style:paragraph-properties fo:margin-left="0.9791in" fo:text-indent="-0.9791in">
        <style:tab-stops/>
      </style:paragraph-properties>
    </style:style>
    <style:style style:name="P7" style:parent-style-name="Standard" style:family="paragraph">
      <style:paragraph-properties fo:margin-left="0.4916in">
        <style:tab-stops/>
      </style:paragraph-properties>
    </style:style>
    <style:style style:name="P8" style:parent-style-name="Standard" style:family="paragraph">
      <style:paragraph-properties fo:margin-left="0.4916in">
        <style:tab-stops/>
      </style:paragraph-properties>
    </style:style>
    <style:style style:name="P9" style:parent-style-name="Standard" style:family="paragraph">
      <style:paragraph-properties fo:margin-left="0.4916in">
        <style:tab-stops/>
      </style:paragraph-properties>
    </style:style>
    <style:style style:name="P10" style:parent-style-name="Standard" style:family="paragraph">
      <style:paragraph-properties fo:margin-left="0.4916in">
        <style:tab-stops/>
      </style:paragraph-properties>
    </style:style>
    <style:style style:name="P11" style:parent-style-name="Standard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1. Zielbestimmung<text:s/></text:p>
      <text:p text:style-name="Standard">Das zu entwickelnde System soll die Verwaltung von Medien und Nutzern im Rahmen einer Lehrstuhlbibliothek ermöglichen.<text:s/><text:s/>Dabei sollen besonders die verschiedenen Medienarten und deren Ausleihe im Fokus stehen.</text:p>
      <text:p text:style-name="Standard"/>
      <text:p text:style-name="Standard">2. Produkteinsatz<text:s/></text:p>
      <text:p text:style-name="Standard">Zu entwickeln ist ein rechnergestütztes System, welches von verschiedenen registrierten Mitarbeitern und Sekretärinnen an unterschiedlichen Rechnern bedient werden kann.</text:p>
      <text:p text:style-name="Standard"/>
      <text:p text:style-name="Standard">3. Produktübersicht <text:s/></text:p>
      <text:p text:style-name="P2">????</text:p>
      <text:p text:style-name="Standard"/>
      <text:p text:style-name="Standard">4. Produktfunktionen<text:s/></text:p>
      <text:p text:style-name="Standard">/LF10/<text:tab/><text:tab/>Verwaltung von Medien einschließlich der Medienart und Stückzahl</text:p>
      <text:p text:style-name="Standard">/LF20/<text:tab/><text:tab/>Administration in Form einer Rechteverwaltung</text:p>
      <text:p text:style-name="Standard">/LF30/<text:tab/><text:tab/>Erstellung von Nutzergruppen anhand der vergebenen Rechte</text:p>
      <text:p text:style-name="P3">/LF40/<text:tab/><text:tab/>Ausleihe von Medien und Bestimmung der Ausleihdauer anhand folgender Daten<text:s/></text:p>
      <text:p text:style-name="Standard"><text:tab/><text:tab/><text:tab/>- Gruppenzugehörigkeit des Nutzers, Art des Mediums</text:p>
      <text:p text:style-name="Standard">/LF50/<text:tab/><text:tab/>Abruf der Status der einzelnen Medien</text:p>
      <text:p text:style-name="Standard">/LF60/<text:tab/><text:tab/>Automatisches Versenden von Warnungen und Mahnungen an Nutzer</text:p>
      <text:p text:style-name="P4">/LF70/<text:tab/><text:tab/>Bearbeitung von Ausleihdaten, insbesondere Verlängerung der Ausleihdauer sofern das Medium nicht vorbestellt ist</text:p>
      <text:p text:style-name="P5">/LF80/<text:tab/>Suche im Medienkatalog über Metadaten und Inhalt des Mediums sofern vorhanden</text:p>
      <text:p text:style-name="P6"/>
      <text:p text:style-name="Standard">5. Produktdaten<text:s/></text:p>
      <text:p text:style-name="Standard">/LD10/<text:tab/><text:tab/>Mediendaten</text:p>
      <text:p text:style-name="Standard">/LD20/<text:tab/><text:tab/>Nutzerdaten</text:p>
      <text:p text:style-name="Standard">/LD30/<text:tab/><text:tab/>Ausleihdaten</text:p>
      <text:p text:style-name="Standard">/LD40/<text:tab/><text:tab/>Rechtegruppendaten</text:p>
      <text:p text:style-name="Standard"/>
      <text:p text:style-name="Standard">6. Produktleistungen<text:s/></text:p>
      <text:p text:style-name="Standard"/>
      <text:p text:style-name="Standard"/>
      <text:soft-page-break/>
      <text:p text:style-name="Standard">7. Qualitätsanforderungen</text:p>
      <text:p text:style-name="P7">- Erreichbarkeit</text:p>
      <text:p text:style-name="P8">- Stabilität</text:p>
      <text:p text:style-name="P9">- Effizienz</text:p>
      <text:p text:style-name="P10">- ansprechende Nutzeroberfläche</text:p>
      <text:p text:style-name="P11">- logisches Desig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a Krien</meta:initial-creator>
    <dc:creator>Alexandra Krien</dc:creator>
    <meta:creation-date>2015-12-27T13:42:00Z</meta:creation-date>
    <dc:date>2015-12-27T14:16:00Z</dc:date>
    <meta:template xlink:href="Normal.dotm" xlink:type="simple"/>
    <meta:editing-cycles>3</meta:editing-cycles>
    <meta:editing-duration>PT0S</meta:editing-duration>
    <meta:document-statistic meta:page-count="2" meta:paragraph-count="2" meta:word-count="188" meta:character-count="1371" meta:row-count="9" meta:non-whitespace-character-count="1185"/>
  </office:meta>
</office:document-meta>
</file>